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o22" style:family="table">
      <style:table-properties style:width="15.639cm" fo:margin-left="-0.199cm" table:align="left" style:writing-mode="lr-tb"/>
    </style:style>
    <style:style style:name="Tablo22.A" style:family="table-column">
      <style:table-column-properties style:column-width="15.639cm"/>
    </style:style>
    <style:style style:name="Tablo22.1" style:family="table-row">
      <style:table-row-properties fo:keep-together="auto"/>
    </style:style>
    <style:style style:name="Tablo2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23" style:family="table">
      <style:table-properties style:width="11.322cm" fo:margin-left="-0.199cm" table:align="left" style:writing-mode="lr-tb"/>
    </style:style>
    <style:style style:name="Tablo23.A" style:family="table-column">
      <style:table-column-properties style:column-width="11.322cm"/>
    </style:style>
    <style:style style:name="Tablo23.1" style:family="table-row">
      <style:table-row-properties fo:keep-together="auto"/>
    </style:style>
    <style:style style:name="Tablo2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fo:language="tr" fo:country="TR" officeooo:paragraph-rsid="00118e30"/>
    </style:style>
    <style:style style:name="P2" style:family="paragraph" style:parent-style-name="Standard">
      <style:paragraph-properties fo:line-height="150%" fo:text-align="center" style:justify-single-word="false"/>
      <style:text-properties fo:language="tr" fo:country="TR" fo:font-weight="bold" officeooo:paragraph-rsid="00118e30" style:font-weight-asian="bold"/>
    </style:style>
    <style:style style:name="P3" style:family="paragraph" style:parent-style-name="Standard">
      <style:text-properties fo:language="tr" fo:country="TR" officeooo:paragraph-rsid="00118e30"/>
    </style:style>
    <style:style style:name="P4" style:family="paragraph" style:parent-style-name="Standard" style:list-style-name="WW8Num5">
      <style:text-properties fo:font-weight="bold" officeooo:paragraph-rsid="00118e30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i Tabanı Bean Uygulaması</text:p>
      <text:list xml:id="list7079272392456898901" text:style-name="WW8Num5">
        <text:list-item>
          <text:p text:style-name="P4">DBBean.java</text:p>
        </text:list-item>
      </text:list>
      <table:table table:name="Tablo22" table:style-name="Tablo22">
        <table:table-column table:style-name="Tablo22.A"/>
        <table:table-row table:style-name="Tablo22.1">
          <table:table-cell table:style-name="Tablo22.A1" office:value-type="string">
            <text:p text:style-name="P3">package mypack;</text:p>
            <text:p text:style-name="P3"/>
            <text:p text:style-name="P3">import java.sql.Connection;</text:p>
            <text:p text:style-name="P3">import java.sql.DriverManager;</text:p>
            <text:p text:style-name="P3">import java.sql.ResultSet;</text:p>
            <text:p text:style-name="P3">import java.sql.Statement;</text:p>
            <text:p text:style-name="P3">import java.util.Vector;</text:p>
            <text:p text:style-name="P3"/>
            <text:p text:style-name="P3">/**</text:p>
            <text:p text:style-name="P3"><text:s/>*</text:p>
            <text:p text:style-name="P3"><text:s/>* @author user</text:p>
            <text:p text:style-name="P3"><text:s/>*/</text:p>
            <text:p text:style-name="P3">public class DBBean {</text:p>
            <text:p text:style-name="P3"><text:s text:c="4"/>private String name;</text:p>
            <text:p text:style-name="P3"><text:s text:c="4"/>private String jobTitle;</text:p>
            <text:p text:style-name="P3"><text:s text:c="4"/>private String personID;</text:p>
            <text:p text:style-name="P3"><text:s text:c="4"/>private Statement stmt;</text:p>
            <text:p text:style-name="P3"/>
            <text:p text:style-name="P3"><text:s text:c="4"/>public DBBean() </text:p>
            <text:p text:style-name="P3"><text:s text:c="4"/>{</text:p>
            <text:p text:style-name="P3"><text:s text:c="8"/>try {</text:p>
            <text:p text:style-name="P3"><text:s text:c="12"/>Class.forName("com.mysql.jdbc.Driver");</text:p>
            <text:p text:style-name="P3"><text:s text:c="12"/>Connection con = DriverManager.getConnection("jdbc:mysql://localhost:3306/travel", "root", "");</text:p>
            <text:p text:style-name="P3"><text:s text:c="12"/>stmt = con.createStatement();</text:p>
            <text:p text:style-name="P3"><text:s text:c="8"/>} catch (Exception ex) {</text:p>
            <text:p text:style-name="P3"><text:s text:c="10"/></text:p>
            <text:p text:style-name="P3"><text:s text:c="8"/>}</text:p>
            <text:p text:style-name="P3"><text:s text:c="4"/>}</text:p>
            <text:p text:style-name="P3"><text:s text:c="4"/></text:p>
            <text:p text:style-name="P3"><text:s text:c="4"/>public String getName() {</text:p>
            <text:p text:style-name="P3"><text:s text:c="8"/>return name;</text:p>
            <text:p text:style-name="P3"><text:s text:c="4"/>}</text:p>
            <text:p text:style-name="P3"/>
            <text:p text:style-name="P3"><text:s text:c="4"/>public void setName(String name) {</text:p>
            <text:p text:style-name="P3"><text:s text:c="8"/>this.name = name;</text:p>
            <text:p text:style-name="P3"><text:s text:c="4"/>}</text:p>
            <text:p text:style-name="P3"/>
            <text:p text:style-name="P3"><text:s text:c="4"/>public String getJobTitle() {</text:p>
            <text:p text:style-name="P3"><text:s text:c="8"/>return jobTitle;</text:p>
            <text:p text:style-name="P3"><text:s text:c="4"/>}</text:p>
            <text:p text:style-name="P3"/>
            <text:p text:style-name="P3"><text:s text:c="4"/>public void setJobTitle(String jobTitle) {</text:p>
            <text:p text:style-name="P3"><text:s text:c="8"/>this.jobTitle = jobTitle;</text:p>
            <text:p text:style-name="P3"><text:s text:c="4"/>}</text:p>
            <text:p text:style-name="P3"><text:s text:c="4"/></text:p>
            <text:p text:style-name="P3">public Vector sorgu() {</text:p>
            <text:p text:style-name="P3"><text:tab/><text:tab/>Vector v = null ;</text:p>
            <text:p text:style-name="P3"><text:s text:c="16"/></text:p>
            <text:p text:style-name="P3"><text:soft-page-break/><text:tab/><text:tab/>//String sql = "SELECT * FROM person WHERE Name='" + name+ "' AND JobTitle ='" + jobTitle + "'";</text:p>
            <text:p text:style-name="P3"><text:s text:c="16"/>//String sql="select * from person";</text:p>
            <text:p text:style-name="P3"><text:s text:c="16"/>String sql="SELECT * FROM person where PersonID="+personID;</text:p>
            <text:p text:style-name="P3"><text:tab/><text:tab/>try {</text:p>
            <text:p text:style-name="P3"><text:tab/><text:tab/><text:tab/>ResultSet rs = stmt.executeQuery(sql);<text:tab/><text:tab/></text:p>
            <text:p text:style-name="P3"><text:tab/><text:tab/><text:tab/>rs.next();</text:p>
            <text:p text:style-name="P3"><text:tab/><text:tab/><text:tab/>v = new Vector();</text:p>
            <text:p text:style-name="P3"><text:tab/><text:tab/><text:tab/>v.addElement(rs.getString("Name"));</text:p>
            <text:p text:style-name="P3"><text:s text:c="24"/>v.addElement(rs.getString("JobTitle"));<text:tab/><text:tab/><text:tab/></text:p>
            <text:p text:style-name="P3"><text:tab/><text:tab/>}</text:p>
            <text:p text:style-name="P3"><text:tab/><text:tab/>catch (Exception e) { }<text:tab/></text:p>
            <text:p text:style-name="P3"><text:tab/><text:tab/></text:p>
            <text:p text:style-name="P3"><text:tab/><text:tab/>return v;</text:p>
            <text:p text:style-name="P3"><text:tab/>} //sorgu</text:p>
            <text:p text:style-name="P3"/>
            <text:p text:style-name="P3"><text:s text:c="4"/>public void setPersonID(String personID) {</text:p>
            <text:p text:style-name="P3"><text:s text:c="8"/>this.personID = personID;</text:p>
            <text:p text:style-name="P3"><text:s text:c="4"/>}</text:p>
            <text:p text:style-name="P3">}</text:p>
          </table:table-cell>
        </table:table-row>
      </table:table>
      <text:p text:style-name="P1"/>
      <text:list xml:id="list203436009639494" text:continue-numbering="true" text:style-name="WW8Num5">
        <text:list-item>
          <text:p text:style-name="P4">veriTabaniBean.jsp</text:p>
        </text:list-item>
      </text:list>
      <table:table table:name="Tablo23" table:style-name="Tablo23">
        <table:table-column table:style-name="Tablo23.A"/>
        <table:table-row table:style-name="Tablo23.1">
          <table:table-cell table:style-name="Tablo23.A1" office:value-type="string">
            <text:p text:style-name="P3">. . .</text:p>
            <text:p text:style-name="P3">%@page contentType="text/html" pageEncoding="UTF-8"%&gt;</text:p>
            <text:p text:style-name="P3">&lt;%@ page import="java.util.*" %&gt;</text:p>
            <text:p text:style-name="P3">. . .</text:p>
            <text:p text:style-name="P3">&lt;% </text:p>
            <text:p text:style-name="P3"><text:tab/>Vector v = mybean.sorgu(); <text:s text:c="8"/></text:p>
            <text:p text:style-name="P3"><text:tab/>for (int i=0;i&lt;v.size();i++) {</text:p>
            <text:p text:style-name="P3">%&gt;</text:p>
            <text:p text:style-name="P3"><text:s text:c="8"/>&lt;%= (String)v.elementAt(i) %&gt;&lt;p&gt;</text:p>
            <text:p text:style-name="P3">&lt;%} %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WW8Num5z0" style:family="text">
      <style:text-properties style:font-name="Symbol" fo:font-size="14pt" fo:language="tr" fo:country="TR" style:font-size-asian="14pt" style:font-name-complex="Symbol" style:font-size-complex="14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44cm" fo:text-indent="-0.6cm" fo:margin-left="0.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0.261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29cm" fo:text-indent="-0.635cm" fo:margin-left="8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20:34:11.897569059</meta:creation-date>
    <dc:date>2014-04-14T20:34:35.821785032</dc:date>
    <dc:creator>sertac </dc:creator>
    <meta:editing-duration>P0D</meta:editing-duration>
    <meta:editing-cycles>1</meta:editing-cycles>
    <meta:document-statistic meta:table-count="2" meta:image-count="0" meta:object-count="0" meta:page-count="2" meta:paragraph-count="73" meta:word-count="197" meta:character-count="1746" meta:non-whitespace-character-count="1304"/>
    <meta:generator>LibreOffice/4.1.2.3$Linux_X86_64 LibreOffice_project/410m0$Build-3</meta:generator>
  </office:meta>
</office:document-meta>
</file>